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1.024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4.199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gr15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4.3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Kuliah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24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4.699cm" svg:height="5.334cm" svg:x="6.528cm" svg:y="3.861cm">
          <text:p text:style-name="P2"><text:span text:style-name="T1">Nama Matk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339cm" svg:y1="5.131cm" svg:x2="6.273cm" svg:y2="5.131cm">
          <text:p/>
        </draw:line>
        <draw:line draw:style-name="gr2" draw:text-style-name="P1" draw:layer="layout" svg:x1="5.34cm" svg:y1="7.931cm" svg:x2="6.274cm" svg:y2="7.931cm">
          <text:p/>
        </draw:line>
        <draw:line draw:style-name="gr2" draw:text-style-name="P1" draw:layer="layout" svg:x1="6.273cm" svg:y1="5.131cm" svg:x2="5.339cm" svg:y2="7.925cm">
          <text:p/>
        </draw:line>
        <draw:line draw:style-name="gr2" draw:text-style-name="P1" draw:layer="layout" svg:x1="8.073cm" svg:y1="5.131cm" svg:x2="9.532cm" svg:y2="5.131cm">
          <text:p/>
        </draw:line>
        <draw:line draw:style-name="gr2" draw:text-style-name="P1" draw:layer="layout" svg:x1="8.074cm" svg:y1="7.931cm" svg:x2="9.533cm" svg:y2="7.931cm">
          <text:p/>
        </draw:line>
        <draw:line draw:style-name="gr2" draw:text-style-name="P1" draw:layer="layout" svg:x1="9.532cm" svg:y1="5.131cm" svg:x2="8.0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  <draw:custom-shape draw:style-name="gr15" draw:text-style-name="P5" draw:layer="layout" svg:width="4.826cm" svg:height="5.334cm" svg:x="11.227cm" svg:y="3.861cm">
          <text:p text:style-name="P2"><text:span text:style-name="T1">Ke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474cm" svg:y1="5.131cm" svg:x2="15.139cm" svg:y2="5.131cm">
          <text:p/>
        </draw:line>
        <draw:line draw:style-name="gr2" draw:text-style-name="P1" draw:layer="layout" svg:x1="12.476cm" svg:y1="7.931cm" svg:x2="15.141cm" svg:y2="7.931cm">
          <text:p/>
        </draw:line>
        <draw:line draw:style-name="gr2" draw:text-style-name="P1" draw:layer="layout" svg:x1="15.139cm" svg:y1="5.131cm" svg:x2="12.474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8:00:46.983600240</dc:date>
    <meta:editing-duration>PT1H37M42S</meta:editing-duration>
    <meta:editing-cycles>10</meta:editing-cycles>
    <meta:generator>LibreOffice/5.1.6.2$Linux_x86 LibreOffice_project/10m0$Build-2</meta:generator>
    <meta:document-statistic meta:object-count="29"/>
  </office:meta>
</office:document-meta>
</file>